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c3b05" style:font-weight-asian="bold" style:font-weight-complex="bold"/>
    </style:style>
    <style:style style:name="P2" style:family="paragraph" style:parent-style-name="Standard">
      <style:text-properties fo:font-weight="bold" officeooo:rsid="000c3b05" officeooo:paragraph-rsid="000c3b05" style:font-weight-asian="bold" style:font-weight-complex="bold"/>
    </style:style>
    <style:style style:name="P3" style:family="paragraph" style:parent-style-name="Standard">
      <style:text-properties fo:font-weight="bold" officeooo:paragraph-rsid="00154df9" style:font-weight-asian="bold" style:font-weight-complex="bold"/>
    </style:style>
    <style:style style:name="P4" style:family="paragraph" style:parent-style-name="Standard">
      <style:text-properties fo:font-weight="bold" officeooo:paragraph-rsid="00169da5" style:font-weight-asian="bold" style:font-weight-complex="bold"/>
    </style:style>
    <style:style style:name="P5" style:family="paragraph" style:parent-style-name="Standard">
      <style:text-properties fo:font-weight="normal" officeooo:paragraph-rsid="000c3b05" style:font-weight-asian="normal" style:font-weight-complex="normal"/>
    </style:style>
    <style:style style:name="P6" style:family="paragraph" style:parent-style-name="Standard">
      <style:text-properties fo:font-weight="normal" officeooo:rsid="000c3b05" officeooo:paragraph-rsid="000c3b05" style:font-weight-asian="normal" style:font-weight-complex="normal"/>
    </style:style>
    <style:style style:name="P7" style:family="paragraph" style:parent-style-name="Standard">
      <style:text-properties fo:font-weight="normal" officeooo:rsid="000da1b4" officeooo:paragraph-rsid="000f52fe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0c3b0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52fe" officeooo:paragraph-rsid="000f52fe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paragraph-rsid="000f52fe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paragraph-rsid="000f52fe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f52fe" officeooo:paragraph-rsid="000f52fe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0f52fe" officeooo:paragraph-rsid="000f52f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0ec53" officeooo:paragraph-rsid="000f52f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paragraph-rsid="000f52fe" style:font-weight-asian="normal" style:font-weight-complex="normal"/>
    </style:style>
    <style:style style:name="P16" style:family="paragraph" style:parent-style-name="Standard">
      <style:text-properties fo:font-style="normal" fo:font-weight="normal" officeooo:paragraph-rsid="000c3b0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paragraph-rsid="00169da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weight="normal" officeooo:rsid="000da1b4" officeooo:paragraph-rsid="000c3b05" style:font-weight-asian="normal" style:font-weight-complex="normal"/>
    </style:style>
    <style:style style:name="P19" style:family="paragraph" style:parent-style-name="Standard">
      <style:text-properties fo:font-weight="normal" officeooo:rsid="00169da5" officeooo:paragraph-rsid="00169da5" style:font-weight-asian="normal" style:font-weight-complex="normal"/>
    </style:style>
    <style:style style:name="P20" style:family="paragraph" style:parent-style-name="Standard">
      <style:text-properties fo:font-weight="normal" officeooo:rsid="00169da5" officeooo:paragraph-rsid="00154df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f52fe" officeooo:paragraph-rsid="000f52f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8e058" officeooo:paragraph-rsid="000f52fe" style:font-weight-asian="normal" style:font-weight-complex="normal"/>
    </style:style>
    <style:style style:name="P23" style:family="paragraph" style:parent-style-name="Standard">
      <style:text-properties fo:font-weight="bold" officeooo:paragraph-rsid="000c3b05" style:font-weight-asian="bold" style:font-weight-complex="bold"/>
    </style:style>
    <style:style style:name="T1" style:family="text">
      <style:text-properties officeooo:rsid="000c3b05"/>
    </style:style>
    <style:style style:name="T2" style:family="text">
      <style:text-properties fo:font-weight="normal" officeooo:rsid="000c3b05" style:font-weight-asian="normal" style:font-weight-complex="normal"/>
    </style:style>
    <style:style style:name="T3" style:family="text">
      <style:text-properties fo:font-weight="normal" officeooo:rsid="000da1b4" style:font-weight-asian="normal" style:font-weight-complex="normal"/>
    </style:style>
    <style:style style:name="T4" style:family="text">
      <style:text-properties fo:font-weight="normal" officeooo:rsid="0010ec53" style:font-weight-asian="normal" style:font-weight-complex="normal"/>
    </style:style>
    <style:style style:name="T5" style:family="text">
      <style:text-properties fo:font-weight="normal" officeooo:rsid="00154df9" style:font-weight-asian="normal" style:font-weight-complex="normal"/>
    </style:style>
    <style:style style:name="T6" style:family="text">
      <style:text-properties fo:font-weight="normal" officeooo:rsid="00169da5" style:font-weight-asian="normal" style:font-weight-complex="normal"/>
    </style:style>
    <style:style style:name="T7" style:family="text">
      <style:text-properties fo:font-weight="normal" officeooo:rsid="001819fa" style:font-weight-asian="normal" style:font-weight-complex="normal"/>
    </style:style>
    <style:style style:name="T8" style:family="text">
      <style:text-properties fo:font-weight="normal" officeooo:rsid="001ec288" style:font-weight-asian="normal" style:font-weight-complex="normal"/>
    </style:style>
    <style:style style:name="T9" style:family="text">
      <style:text-properties fo:font-weight="bold" officeooo:rsid="000c3b0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officeooo:rsid="000da1b4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0c3b0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169da5"/>
    </style:style>
    <style:style style:name="T13" style:family="text">
      <style:text-properties officeooo:rsid="000f52fe"/>
    </style:style>
    <style:style style:name="T14" style:family="text">
      <style:text-properties style:text-underline-style="none" officeooo:rsid="000f52fe"/>
    </style:style>
    <style:style style:name="T15" style:family="text">
      <style:text-properties style:text-underline-style="none" fo:font-weight="bold" officeooo:rsid="000f52fe" style:font-weight-asian="bold" style:font-weight-complex="bold"/>
    </style:style>
    <style:style style:name="T16" style:family="text">
      <style:text-properties style:text-underline-style="none" officeooo:rsid="00127f32"/>
    </style:style>
    <style:style style:name="T17" style:family="text">
      <style:text-properties style:text-underline-style="none" officeooo:rsid="001ae050"/>
    </style:style>
    <style:style style:name="T18" style:family="text">
      <style:text-properties style:text-underline-style="none" officeooo:rsid="001ec288"/>
    </style:style>
    <style:style style:name="T19" style:family="text">
      <style:text-properties officeooo:rsid="0010ec53"/>
    </style:style>
    <style:style style:name="T20" style:family="text">
      <style:text-properties officeooo:rsid="00140b63"/>
    </style:style>
    <style:style style:name="T21" style:family="text">
      <style:text-properties officeooo:rsid="00169da5"/>
    </style:style>
    <style:style style:name="T22" style:family="text">
      <style:text-properties officeooo:rsid="0018e058"/>
    </style:style>
    <style:style style:name="T23" style:family="text">
      <style:text-properties officeooo:rsid="001d203c"/>
    </style:style>
    <style:style style:name="T24" style:family="text">
      <style:text-properties officeooo:rsid="001ec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3">Motivation</text:span><text:span text:style-name="T1"> (2 minutes)</text:span></text:p>
      <text:p text:style-name="P2"><text:tab/>Planning</text:p>
      <text:p text:style-name="P6"><text:tab/><text:tab/>Making a decision to maximise the cumulative reward on the long-term</text:p>
      <text:p text:style-name="P6"/>
      <text:p text:style-name="P2"><text:tab/>Two main approaches</text:p>
      <text:p text:style-name="P1"><text:span text:style-name="T1"><text:tab/></text:span><text:span text:style-name="T2"><text:tab/></text:span><text:span text:style-name="T1">Machine Learning</text:span></text:p>
      <text:p text:style-name="P6"><text:tab/><text:tab/><text:tab/>Exhaustive search through all possible states</text:p>
      <text:p text:style-name="P6"><text:tab/><text:tab/><text:tab/>Too many combinations – not efficient.</text:p>
      <text:p text:style-name="P16"><text:span text:style-name="T1"><text:tab/><text:tab/><text:tab/>Use of sub-goals </text:span><text:span text:style-name="T21">(</text:span><text:span text:style-name="T12">hierarchy</text:span><text:span text:style-name="T21">) </text:span><text:span text:style-name="T1">could help solving this combinatorial explosion.</text:span></text:p>
      <text:p text:style-name="P17"><text:span text:style-name="T21"><text:tab/><text:tab/><text:tab/></text:span><text:span text:style-name="T12">Example</text:span><text:span text:style-name="T21">: Going from room-by-room, cell-by-cell</text:span></text:p>
      <text:p text:style-name="P6"><text:tab/><text:tab/><text:tab/>How to choose the sub-goal?</text:p>
      <text:p text:style-name="P2"><text:tab/><text:tab/>Neuroscience</text:p>
      <text:p text:style-name="P6"><text:tab/><text:tab/><text:tab/>Humans are sensitive to context [Schapiro, 2013]</text:p>
      <text:p text:style-name="P6"><text:tab/><text:tab/><text:tab/><text:span text:style-name="T20">Participants reported transitions between different contexts as discrete events</text:span></text:p>
      <text:p text:style-name="P6"><text:tab/><text:tab/><text:tab/>HP can emerge from transition probability matrix between states.</text:p>
      <text:p text:style-name="P6"/>
      <text:p text:style-name="P5"><text:span text:style-name="T1"><text:tab/></text:span><text:span text:style-name="T9">Motivation</text:span></text:p>
      <text:p text:style-name="P5"><text:span text:style-name="T9"><text:tab/><text:tab/></text:span><text:span text:style-name="T1">Understanding the NN of HP achieved in humans can help research in ML.</text:span></text:p>
      <text:p text:style-name="P6"/>
      <text:p text:style-name="P8"><text:span text:style-name="T13">Task</text:span><text:span text:style-name="T1"> (2 minutes)</text:span></text:p>
      <text:p text:style-name="P1"><text:span text:style-name="T1"><text:tab/></text:span><text:span text:style-name="T1">Task</text:span></text:p>
      <text:p text:style-name="P6"><text:tab/><text:tab/>The task exploits a hierarchical structure (lines, stations)</text:p>
      <text:p text:style-name="P1"><text:span text:style-name="T2"><text:tab/><text:tab/>Participants are asked to plan </text:span><text:span text:style-name="T3">in </text:span><text:span text:style-name="T10">minimum amount of steps</text:span><text:span text:style-name="T3">.</text:span></text:p>
      <text:p text:style-name="P1"><text:span text:style-name="T3"><text:tab/><text:tab/></text:span><text:span text:style-name="T8">They won't see the map!!</text:span></text:p>
      <text:p text:style-name="P18"/>
      <text:p text:style-name="P4"><text:span text:style-name="T3"><text:tab/><text:tab/></text:span><text:span text:style-name="T6">We can track distances to </text:span><text:span text:style-name="T7">goal/subgoal to decorrelate the two levels of HP.</text:span></text:p>
      <text:p text:style-name="P19"/>
      <text:p text:style-name="P4"><text:span text:style-name="T2"><text:tab/><text:tab/></text:span><text:span text:style-name="T10">Bailing out:</text:span><text:span text:style-name="T3"> <text:tab/><text:tab/><text:tab/>motivates a good performance.</text:span></text:p>
      <text:p text:style-name="P3"><text:span text:style-name="T2"><text:tab/><text:tab/></text:span><text:span text:style-name="T10">T</text:span><text:span text:style-name="T11">wo levels of reward</text:span><text:span text:style-name="T2">: <text:tab/></text:span><text:span text:style-name="T5">randomly selected for each journey</text:span></text:p>
      <text:p text:style-name="P3"><text:span text:style-name="T5"><text:tab/><text:tab/><text:tab/><text:tab/><text:tab/><text:tab/></text:span><text:span text:style-name="T3">how reward modulates each level of HP.</text:span></text:p>
      <text:p text:style-name="P20"/>
      <text:p text:style-name="P9">Pilot (2 minutes)</text:p>
      <text:p text:style-name="P12"><text:tab/>Differences (NOT IN SCAN)</text:p>
      <text:p text:style-name="P10"><text:span text:style-name="T14"><text:tab/><text:tab/>Participants asked to </text:span><text:span text:style-name="T13">learn </text:span><text:span text:style-name="T24">a </text:span><text:span text:style-name="T13">map</text:span><text:span text:style-name="T14"> </text:span><text:span text:style-name="T18">they are not familiar with.</text:span></text:p>
      <text:p text:style-name="P10"><text:span text:style-name="T14"><text:tab/><text:tab/></text:span><text:span text:style-name="T13">Map is shown</text:span><text:span text:style-name="T14"> at the start of each journey</text:span></text:p>
      <text:p text:style-name="P13"><text:tab/><text:tab/>Current line colour is shown</text:p>
      <text:p text:style-name="P15"><text:span text:style-name="T13"><text:tab/><text:tab/></text:span><text:span text:style-name="T22">Waiting time</text:span></text:p>
      <text:p text:style-name="P22"><text:tab/><text:tab/>No rewards, no bailing out</text:p>
      <text:p text:style-name="P10"><text:span text:style-name="T14"><text:tab/><text:tab/>Qui</text:span><text:span text:style-name="T16">z</text:span><text:span text:style-name="T14">zes!</text:span></text:p>
      <text:p text:style-name="P10"><text:span text:style-name="T14"><text:tab/></text:span><text:span text:style-name="T15">Results</text:span></text:p>
      <text:p text:style-name="P10"><text:span text:style-name="T15"><text:tab/><text:tab/></text:span><text:span text:style-name="T17">Y-axis is performance normalised with chance level</text:span></text:p>
      <text:p text:style-name="P13"><text:tab/><text:tab/>9 participants</text:p>
      <text:p text:style-name="P13"><text:tab/><text:tab/>Learning over time</text:p>
      <text:p text:style-name="P7"/>
      <text:p text:style-name="P9">Neural Predictions (2 minutes)</text:p>
      <text:p text:style-name="P11"><text:span text:style-name="T13"><text:tab/></text:span><text:span text:style-name="T19">Background</text:span></text:p>
      <text:p text:style-name="P11"><text:span text:style-name="T19"><text:tab/><text:tab/></text:span><text:span text:style-name="T4">vmPFC: <text:tab/>Vchosen - Vunchosen</text:span></text:p>
      <text:p text:style-name="P14"><text:tab/><text:tab/>dACC:<text:tab/><text:tab/>Executive Control</text:p>
      <text:p text:style-name="P11"><text:span text:style-name="T4"><text:tab/></text:span><text:span text:style-name="T19">Predictions</text:span></text:p>
      <text:p text:style-name="P14"><text:tab/><text:tab/><text:span text:style-name="T23">Number of step distances – modulated by reward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alaguer</meta:initial-creator>
    <meta:creation-date>2013-10-29T19:28:46</meta:creation-date>
    <dc:date>2013-10-30T11:57:04</dc:date>
    <dc:creator>Jan Balaguer</dc:creator>
    <meta:editing-duration>PT2H45M21S</meta:editing-duration>
    <meta:editing-cycles>10</meta:editing-cycles>
    <meta:generator>LibreOffice/3.6$MacOSX_x86 LibreOffice_project/e29a214-2bbed72-0621de6-a97528c-8f066d</meta:generator>
    <meta:document-statistic meta:table-count="0" meta:image-count="0" meta:object-count="0" meta:page-count="1" meta:paragraph-count="43" meta:word-count="228" meta:character-count="1564" meta:non-whitespace-character-count="1291"/>
  </office:meta>
</office:document-meta>
</file>